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6.694cm" style:rel-column-width="25785*"/>
    </style:style>
    <style:style style:name="Tabelle1.B" style:family="table-column">
      <style:table-column-properties style:column-width="10.319cm" style:rel-column-width="3975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text-properties style:font-name="Arial" fo:font-size="12pt" style:font-size-asian="10.5pt" style:font-size-complex="12pt"/>
    </style:style>
    <style:style style:name="P2"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3"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4"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5" style:family="paragraph" style:parent-style-name="Text_20_body">
      <style:paragraph-properties fo:text-align="justify" style:justify-single-word="false"/>
    </style:style>
    <style:style style:name="P6" style:family="paragraph" style:parent-style-name="Table_20_Contents">
      <style:paragraph-properties fo:text-align="justify" style:justify-single-word="false"/>
      <style:text-properties style:font-name="Arial" fo:font-size="12pt" style:font-size-asian="10.5pt" style:font-size-complex="12pt"/>
    </style:style>
    <style:style style:name="P7"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8" style:family="paragraph" style:parent-style-name="Text_20_body">
      <style:paragraph-properties fo:text-align="justify" style:justify-single-word="false"/>
      <style:text-properties style:font-name="Arial" fo:font-size="12pt" style:font-size-asian="10.5pt" style:font-size-complex="12pt"/>
    </style:style>
    <style:style style:name="T1" style:family="text">
      <style:text-properties style:font-name="Arial" fo:font-size="12pt" style:font-size-asian="10.5pt" style:font-size-complex="12pt"/>
    </style:style>
    <style:style style:name="T2" style:family="text">
      <style:text-properties style:font-name="Arial" fo:font-size="12pt" fo:font-weight="normal" style:font-size-asian="10.5pt" style:font-weight-asian="normal" style:font-size-complex="12pt" style:font-weight-complex="normal"/>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2-INFOX</text:h>
      <text:p text:style-name="P1"/>
      <text:p text:style-name="P1">The INFOX-Module is the interface for transfe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1"/>
      <text:p text:style-name="P2">cURL</text:p>
      <text:p text:style-name="P5"><text:span text:style-name="T2">The cURL library was first released in 1997. It </text:span><text:span text:style-name="T1">is a computer software project providing a library and command-line tool for transferring data using various protocols.</text:span></text:p>
      <text:p text:style-name="P1">cURL includes a command line interface and the libcurl-library which supports several protocols including HTTP / HTTPS and file transfer. It offers also username and password authetication and is IPv6 compatible.</text:p>
      <text:p text:style-name="P1"/>
      <text:p text:style-name="P1">In the application we use only a small amount of the libcurl library. The table shows the options that are set and their meaning:</text:p>
      <text:p text:style-name="P1"/>
      <table:table table:name="Tabelle1" table:style-name="Tabelle1">
        <table:table-column table:style-name="Tabelle1.A"/>
        <table:table-column table:style-name="Tabelle1.B"/>
        <table:table-row>
          <table:table-cell table:style-name="Tabelle1.A1" office:value-type="string">
            <text:p text:style-name="P6">CURLOPT_URL</text:p>
          </table:table-cell>
          <table:table-cell table:style-name="Tabelle1.B1" office:value-type="string">
            <text:p text:style-name="P6">Sets the destination URL</text:p>
          </table:table-cell>
        </table:table-row>
        <table:table-row>
          <table:table-cell table:style-name="Tabelle1.A2" office:value-type="string">
            <text:p text:style-name="P6">CURLOPT_POST</text:p>
          </table:table-cell>
          <table:table-cell table:style-name="Tabelle1.B2" office:value-type="string">
            <text:p text:style-name="P6">If true it defines that post data is send</text:p>
          </table:table-cell>
        </table:table-row>
        <table:table-row>
          <table:table-cell table:style-name="Tabelle1.A2" office:value-type="string">
            <text:p text:style-name="P6">CURLOPT_RETURNTRANSFER</text:p>
          </table:table-cell>
          <table:table-cell table:style-name="Tabelle1.B2" office:value-type="string">
            <text:p text:style-name="P6">If true the transfer returns a string</text:p>
          </table:table-cell>
        </table:table-row>
        <table:table-row>
          <table:table-cell table:style-name="Tabelle1.A2" office:value-type="string">
            <text:p text:style-name="P6">CURLOPT_SSL_VERIFYPEER</text:p>
          </table:table-cell>
          <table:table-cell table:style-name="Tabelle1.B2" office:value-type="string">
            <text:p text:style-name="P6">If false cURL stops to verify the peers certificate</text:p>
          </table:table-cell>
        </table:table-row>
        <table:table-row>
          <table:table-cell table:style-name="Tabelle1.A2" office:value-type="string">
            <text:p text:style-name="P6">CURLOPT_POSTFIELDS</text:p>
          </table:table-cell>
          <table:table-cell table:style-name="Tabelle1.B2" office:value-type="string">
            <text:p text:style-name="P6">The full data to post in a HTTP post operation</text:p>
          </table:table-cell>
        </table:table-row>
      </table:table>
      <text:p text:style-name="P1"/>
      <text:p text:style-name="P1"/>
      <text:p text:style-name="P2">JSON</text:p>
      <text:p text:style-name="P1">The JavaScript Object Notation is a textbased fileformat for communication between different applikation / server. We decided to use JSON instead of Xml because of its slim but powerful usage.All data which is transferred between two server is packed in a JSON string which can also handle multi arrays.</text:p>
      <text:p text:style-name="P1"/>
      <text:p text:style-name="P2">3DES encryption</text:p>
      <text:p text:style-name="P1">The Data Encryption Standard is a symmetric encryption algorithm. Even thou the DES is less save, encrypting it three times (Triple DES) makes it very safe and it is still the most used encryption method.</text:p>
      <text:p text:style-name="P1"/>
      <text:p text:style-name="P2">Implementation</text:p>
      <text:p text:style-name="P1">There are a few ways the start a transfer. First there is the data transfer. It needs the methods, the tables and the data for each method.</text:p>
      <text:p text:style-name="P3">public function dataTransfer($method, $table, $data, $idInst) { }</text:p>
      <text:p text:style-name="P1"><text:s/>A JSON string is constructed with the tables and the data. In the next step another JSON <text:soft-page-break/>string is constructed with the method to be called on the host server and the first JSON string as a parameter.</text:p>
      <text:p text:style-name="P4">Example of the JSON String:</text:p>
      <text:p text:style-name="P4">[</text:p>
      <text:p text:style-name="P4"><text:tab/>{</text:p>
      <text:p text:style-name="P4"><text:tab/><text:tab/>"method":"Method 1",</text:p>
      <text:p text:style-name="P4"><text:tab/><text:tab/>"params":{</text:p>
      <text:p text:style-name="P4"><text:tab/><text:tab/><text:tab/>"table":"Table 1",</text:p>
      <text:p text:style-name="P4"><text:tab/><text:tab/><text:tab/>"data":{</text:p>
      <text:p text:style-name="P4"><text:tab/><text:tab/><text:tab/><text:tab/>"Data 1.1":"Value 1.1",</text:p>
      <text:p text:style-name="P4"><text:tab/><text:tab/><text:tab/><text:tab/>"Data 1.2":"Value 1.2"</text:p>
      <text:p text:style-name="P4"><text:tab/><text:tab/><text:tab/>}</text:p>
      <text:p text:style-name="P4"><text:tab/><text:tab/>}</text:p>
      <text:p text:style-name="P4"><text:tab/>},</text:p>
      <text:p text:style-name="P4"><text:tab/>{</text:p>
      <text:p text:style-name="P4"><text:tab/><text:tab/>"method":"Method 2",</text:p>
      <text:p text:style-name="P4"><text:tab/><text:tab/>"params":{</text:p>
      <text:p text:style-name="P4"><text:tab/><text:tab/><text:tab/>"table":"Table 2",</text:p>
      <text:p text:style-name="P4"><text:tab/><text:tab/><text:tab/>"data":{</text:p>
      <text:p text:style-name="P4"><text:tab/><text:tab/><text:tab/><text:tab/>"Data 2.1":"Value 2.1",</text:p>
      <text:p text:style-name="P4"><text:tab/><text:tab/><text:tab/><text:tab/>"Data 2.2":"Value 2.2"</text:p>
      <text:p text:style-name="P4"><text:tab/><text:tab/><text:tab/>}</text:p>
      <text:p text:style-name="P4"><text:tab/><text:tab/>}</text:p>
      <text:p text:style-name="P4"><text:tab/>}</text:p>
      <text:p text:style-name="P4">]</text:p>
      <text:p text:style-name="P4"/>
      <text:p text:style-name="P7">In the next step the string is encoded with 3DES encryption so that no plain text will be send over the WWW.</text:p>
      <text:p text:style-name="P1"><text:span text:style-name="T3">On the host server, the crypted String is decoded into Plain text and </text:span>the JSON string is decoded into an object. The method will be loaded (if it exists) and finally called. </text:p>
      <text:p text:style-name="P1"/>
      <text:p text:style-name="P1">The other way to make a transfer is for files. This method requires the filename, the specified host institution, the user-id and finally the method to load on the host server.</text:p>
      <text:p text:style-name="P3">public function fileTransfer($method, $file, $idInst, $userid) { }</text:p>
      <text:p text:style-name="P1"><text:s/>Again a JSON string is constructed with the method and the user-id as folder-parameter. This string is also encoded with 3DES algorithm to avoid sending plain text. </text:p>
      <text:p text:style-name="P1">On the host server the crypted string is decoded to plain text and the JSON string is again decoded into an object and the given method is c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4:59:55.34</dc:date>
    <meta:generator>LibreOffice/3.3$Win32 LibreOffice_project/330m19$Build-301</meta:generator>
    <meta:editing-duration>PT4H42M59S</meta:editing-duration>
    <meta:editing-cycles>6</meta:editing-cycles>
    <meta:document-statistic meta:table-count="1" meta:image-count="0" meta:object-count="0" meta:page-count="2" meta:paragraph-count="53" meta:word-count="533" meta:character-count="3202"/>
  </office:meta>
</office:document-meta>
</file>